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33cm"/>
    </style:style>
    <style:style style:name="co4" style:family="table-column">
      <style:table-column-properties fo:break-before="auto" style:column-width="2.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ffffff"/>
      <style:text-properties fo:color="#ff3333"/>
    </style:style>
    <style:style style:name="ce2" style:family="table-cell" style:parent-style-name="Default">
      <style:table-cell-properties fo:background-color="#dddddd" fo:border="0.002cm solid 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02cm solid #dddddd"/>
    </style:style>
    <style:style style:name="ce4" style:family="table-cell" style:parent-style-name="Default">
      <style:table-cell-properties fo:border-bottom="0.088cm solid #6666ff" fo:background-color="#3399ff" fo:border-left="0.088cm solid #6666ff" fo:border-right="none" fo:border-top="0.088cm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02cm solid 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00" fo:border="0.088cm solid #6666ff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ff9900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ff9900" fo:border="0.002cm solid #ff9900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88cm solid #6666ff" fo:background-color="#3399ff" fo:border-left="none" fo:border-right="none" fo:border-top="0.088cm solid #6666ff"/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0.002cm solid #ffffff"/>
    </style:style>
    <style:style style:name="ce12" style:family="table-cell" style:parent-style-name="Default">
      <style:table-cell-properties fo:border-bottom="0.088cm solid #6666ff" fo:background-color="#ff6600" style:text-align-source="fix" style:repeat-content="false" fo:border-left="none" fo:border-right="0.088cm solid #6666ff" fo:border-top="0.088cm solid #6666ff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00" fo:border="0.002cm solid #ff99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number-columns-repeated="9" table:default-cell-style-name="Default"/>
        <table:table-row table:style-name="ro1">
          <table:table-cell table:style-name="ce1" office:value-type="string">
            <text:p>/proc/cpuinfo</text:p>
          </table:table-cell>
          <table:table-cell table:style-name="ce1" office:value-type="string">
            <text:p>AMD E1-1200 APU with Radeon(tm) HD Graphics 512 KB</text:p>
          </table:table-cell>
          <table:table-cell table:style-name="ce1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cache size: 512 KB</text:p>
          </table:table-cell>
          <table:table-cell table:style-name="ce1" table:number-columns-repeated="3"/>
          <table:table-cell table:style-name="ce11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2" office:value-type="string">
            <text:p>POPCOUNT: <text:s text:c="22"/></text:p>
          </table:table-cell>
          <table:table-cell table:style-name="ce2" office:value-type="string">
            <text:p>gcc -m32 popcount.c -o popcount -O&lt;n&gt;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style-name="ce3"/>
          <table:table-cell table:style-name="ce2" office:value-type="string">
            <text:p>for((i=0;i&lt;11;i++));do echo $i; ./popcount;done |pr -11 -l 20 -w 80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style-name="ce3"/>
          <table:table-cell table:style-name="ce2" office:value-type="string">
            <text:p>ignorar medición, repetir columna si alguna medición se sale demasiado de la media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4" office:value-type="string">
            <text:p>Optimización -O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2">
          <table:table-cell office:value-type="string">
            <text:p>popcount1 (lenguaje C- <text:s text:c="10"/>for)</text:p>
          </table:table-cell>
          <table:table-cell office:value-type="float" office:value="395743">
            <text:p>395743</text:p>
          </table:table-cell>
          <table:table-cell office:value-type="float" office:value="395188">
            <text:p>395188</text:p>
          </table:table-cell>
          <table:table-cell office:value-type="float" office:value="394874">
            <text:p>394874</text:p>
          </table:table-cell>
          <table:table-cell table:style-name="ce5" office:value-type="float" office:value="394856">
            <text:p>394856</text:p>
          </table:table-cell>
          <table:table-cell table:style-name="ce5" office:value-type="float" office:value="394790">
            <text:p>394790</text:p>
          </table:table-cell>
          <table:table-cell table:style-name="ce5" office:value-type="float" office:value="394524">
            <text:p>394524</text:p>
          </table:table-cell>
          <table:table-cell table:style-name="ce5" office:value-type="float" office:value="394767">
            <text:p>394767</text:p>
          </table:table-cell>
          <table:table-cell table:style-name="ce5" office:value-type="float" office:value="394447">
            <text:p>394447</text:p>
          </table:table-cell>
          <table:table-cell table:style-name="ce5" office:value-type="float" office:value="395000">
            <text:p>395000</text:p>
          </table:table-cell>
          <table:table-cell table:style-name="ce5" office:value-type="float" office:value="395056">
            <text:p>395056</text:p>
          </table:table-cell>
          <table:table-cell table:style-name="ce5" office:value-type="float" office:value="395093">
            <text:p>395093</text:p>
          </table:table-cell>
          <table:table-cell table:style-name="ce13" table:formula="of:=AVERAGE([.C9];[.L9])" office:value-type="float" office:value="395140.5">
            <text:p>395140,5</text:p>
          </table:table-cell>
        </table:table-row>
        <table:table-row table:style-name="ro2">
          <table:table-cell office:value-type="string">
            <text:p>popcount2 (lenguaje C- <text:s text:c="7"/>while)</text:p>
          </table:table-cell>
          <table:table-cell office:value-type="float" office:value="218972">
            <text:p>218972</text:p>
          </table:table-cell>
          <table:table-cell office:value-type="float" office:value="218701">
            <text:p>218701</text:p>
          </table:table-cell>
          <table:table-cell office:value-type="float" office:value="218534">
            <text:p>218534</text:p>
          </table:table-cell>
          <table:table-cell table:style-name="ce5" office:value-type="float" office:value="218508">
            <text:p>218508</text:p>
          </table:table-cell>
          <table:table-cell table:style-name="ce5" office:value-type="float" office:value="219547">
            <text:p>219547</text:p>
          </table:table-cell>
          <table:table-cell table:style-name="ce5" office:value-type="float" office:value="218726">
            <text:p>218726</text:p>
          </table:table-cell>
          <table:table-cell table:style-name="ce5" office:value-type="float" office:value="219198">
            <text:p>219198</text:p>
          </table:table-cell>
          <table:table-cell table:style-name="ce5" office:value-type="float" office:value="219041">
            <text:p>219041</text:p>
          </table:table-cell>
          <table:table-cell table:style-name="ce5" office:value-type="float" office:value="219068">
            <text:p>219068</text:p>
          </table:table-cell>
          <table:table-cell table:style-name="ce5" office:value-type="float" office:value="219997">
            <text:p>219997</text:p>
          </table:table-cell>
          <table:table-cell table:style-name="ce5" office:value-type="float" office:value="218424">
            <text:p>218424</text:p>
          </table:table-cell>
          <table:table-cell table:style-name="ce13" table:formula="of:=AVERAGE([.C10];[.L10])" office:value-type="float" office:value="218562.5">
            <text:p>218562,5</text:p>
          </table:table-cell>
        </table:table-row>
        <table:table-row table:style-name="ro2">
          <table:table-cell office:value-type="string">
            <text:p>popcount3 (leng.ASM -cuerpo while)</text:p>
          </table:table-cell>
          <table:table-cell office:value-type="float" office:value="50976">
            <text:p>50976</text:p>
          </table:table-cell>
          <table:table-cell office:value-type="float" office:value="50939">
            <text:p>50939</text:p>
          </table:table-cell>
          <table:table-cell office:value-type="float" office:value="50876">
            <text:p>50876</text:p>
          </table:table-cell>
          <table:table-cell table:style-name="ce5" office:value-type="float" office:value="50974">
            <text:p>50974</text:p>
          </table:table-cell>
          <table:table-cell table:style-name="ce5" office:value-type="float" office:value="50931">
            <text:p>50931</text:p>
          </table:table-cell>
          <table:table-cell table:style-name="ce5" office:value-type="float" office:value="50915">
            <text:p>50915</text:p>
          </table:table-cell>
          <table:table-cell table:style-name="ce5" office:value-type="float" office:value="50917">
            <text:p>50917</text:p>
          </table:table-cell>
          <table:table-cell table:style-name="ce5" office:value-type="float" office:value="50891">
            <text:p>50891</text:p>
          </table:table-cell>
          <table:table-cell table:style-name="ce5" office:value-type="float" office:value="50907">
            <text:p>50907</text:p>
          </table:table-cell>
          <table:table-cell table:style-name="ce5" office:value-type="float" office:value="50946">
            <text:p>50946</text:p>
          </table:table-cell>
          <table:table-cell table:style-name="ce5" office:value-type="float" office:value="50903">
            <text:p>50903</text:p>
          </table:table-cell>
          <table:table-cell table:style-name="ce13" table:formula="of:=AVERAGE([.C11];[.L11])" office:value-type="float" office:value="50921">
            <text:p>50921</text:p>
          </table:table-cell>
        </table:table-row>
        <table:table-row table:style-name="ro2">
          <table:table-cell office:value-type="string">
            <text:p>popcount4 (I.CS:APP 3,49-group 8b)</text:p>
          </table:table-cell>
          <table:table-cell office:value-type="float" office:value="129800">
            <text:p>129800</text:p>
          </table:table-cell>
          <table:table-cell office:value-type="float" office:value="129417">
            <text:p>129417</text:p>
          </table:table-cell>
          <table:table-cell office:value-type="float" office:value="130014">
            <text:p>130014</text:p>
          </table:table-cell>
          <table:table-cell table:style-name="ce5" office:value-type="float" office:value="130069">
            <text:p>130069</text:p>
          </table:table-cell>
          <table:table-cell table:style-name="ce5" office:value-type="float" office:value="130856">
            <text:p>130856</text:p>
          </table:table-cell>
          <table:table-cell table:style-name="ce5" office:value-type="float" office:value="130424">
            <text:p>130424</text:p>
          </table:table-cell>
          <table:table-cell table:style-name="ce5" office:value-type="float" office:value="129522">
            <text:p>129522</text:p>
          </table:table-cell>
          <table:table-cell table:style-name="ce5" office:value-type="float" office:value="129675">
            <text:p>129675</text:p>
          </table:table-cell>
          <table:table-cell table:style-name="ce5" office:value-type="float" office:value="129311">
            <text:p>129311</text:p>
          </table:table-cell>
          <table:table-cell table:style-name="ce5" office:value-type="float" office:value="129968">
            <text:p>129968</text:p>
          </table:table-cell>
          <table:table-cell table:style-name="ce5" office:value-type="float" office:value="129752">
            <text:p>129752</text:p>
          </table:table-cell>
          <table:table-cell table:style-name="ce13" table:formula="of:=AVERAGE([.C12];[.L12])" office:value-type="float" office:value="129584.5">
            <text:p>129584,5</text:p>
          </table:table-cell>
        </table:table-row>
        <table:table-row table:style-name="ro2">
          <table:table-cell office:value-type="string">
            <text:p>popcount5 (asm SSE3 – pshufb 128b)</text:p>
          </table:table-cell>
          <table:table-cell office:value-type="float" office:value="7770">
            <text:p>7770</text:p>
          </table:table-cell>
          <table:table-cell office:value-type="float" office:value="7743">
            <text:p>7743</text:p>
          </table:table-cell>
          <table:table-cell office:value-type="float" office:value="7725">
            <text:p>7725</text:p>
          </table:table-cell>
          <table:table-cell table:style-name="ce5" office:value-type="float" office:value="7696">
            <text:p>7696</text:p>
          </table:table-cell>
          <table:table-cell table:style-name="ce5" office:value-type="float" office:value="7736">
            <text:p>7736</text:p>
          </table:table-cell>
          <table:table-cell table:style-name="ce5" office:value-type="float" office:value="7704">
            <text:p>7704</text:p>
          </table:table-cell>
          <table:table-cell table:style-name="ce5" office:value-type="float" office:value="7729">
            <text:p>7729</text:p>
          </table:table-cell>
          <table:table-cell table:style-name="ce5" office:value-type="float" office:value="7707">
            <text:p>7707</text:p>
          </table:table-cell>
          <table:table-cell table:style-name="ce5" office:value-type="float" office:value="7735">
            <text:p>7735</text:p>
          </table:table-cell>
          <table:table-cell table:style-name="ce5" office:value-type="float" office:value="7743">
            <text:p>7743</text:p>
          </table:table-cell>
          <table:table-cell table:style-name="ce5" office:value-type="float" office:value="7725">
            <text:p>7725</text:p>
          </table:table-cell>
          <table:table-cell table:style-name="ce13" table:formula="of:=AVERAGE([.C13];[.L13])" office:value-type="float" office:value="7734">
            <text:p>7734</text:p>
          </table:table-cell>
        </table:table-row>
        <table:table-row table:style-name="ro2">
          <table:table-cell office:value-type="string">
            <text:p>popcount6 (asm SSE4 – popcount 32b)</text:p>
          </table:table-cell>
          <table:table-cell office:value-type="float" office:value="21935">
            <text:p>21935</text:p>
          </table:table-cell>
          <table:table-cell office:value-type="float" office:value="21850">
            <text:p>21850</text:p>
          </table:table-cell>
          <table:table-cell office:value-type="float" office:value="21513">
            <text:p>21513</text:p>
          </table:table-cell>
          <table:table-cell table:style-name="ce5" office:value-type="float" office:value="21585">
            <text:p>21585</text:p>
          </table:table-cell>
          <table:table-cell table:style-name="ce5" office:value-type="float" office:value="22070">
            <text:p>22070</text:p>
          </table:table-cell>
          <table:table-cell table:style-name="ce5" office:value-type="float" office:value="22173">
            <text:p>22173</text:p>
          </table:table-cell>
          <table:table-cell table:style-name="ce5" office:value-type="float" office:value="21797">
            <text:p>21797</text:p>
          </table:table-cell>
          <table:table-cell table:style-name="ce5" office:value-type="float" office:value="23166">
            <text:p>23166</text:p>
          </table:table-cell>
          <table:table-cell table:style-name="ce5" office:value-type="float" office:value="21998">
            <text:p>21998</text:p>
          </table:table-cell>
          <table:table-cell table:style-name="ce5" office:value-type="float" office:value="21887">
            <text:p>21887</text:p>
          </table:table-cell>
          <table:table-cell table:style-name="ce5" office:value-type="float" office:value="21907">
            <text:p>21907</text:p>
          </table:table-cell>
          <table:table-cell table:style-name="ce13" table:formula="of:=AVERAGE([.C14];[.L14])" office:value-type="float" office:value="21878.5">
            <text:p>21878,5</text:p>
          </table:table-cell>
        </table:table-row>
        <table:table-row table:style-name="ro2">
          <table:table-cell office:value-type="string">
            <text:p>popcount7 (asm SSE4 – popcnt 2x32b)</text:p>
          </table:table-cell>
          <table:table-cell office:value-type="float" office:value="16276">
            <text:p>16276</text:p>
          </table:table-cell>
          <table:table-cell office:value-type="float" office:value="16212">
            <text:p>16212</text:p>
          </table:table-cell>
          <table:table-cell office:value-type="float" office:value="16216">
            <text:p>16216</text:p>
          </table:table-cell>
          <table:table-cell table:style-name="ce5" office:value-type="float" office:value="16241">
            <text:p>16241</text:p>
          </table:table-cell>
          <table:table-cell table:style-name="ce5" office:value-type="float" office:value="16191">
            <text:p>16191</text:p>
          </table:table-cell>
          <table:table-cell table:style-name="ce5" office:value-type="float" office:value="16189">
            <text:p>16189</text:p>
          </table:table-cell>
          <table:table-cell table:style-name="ce5" office:value-type="float" office:value="16203">
            <text:p>16203</text:p>
          </table:table-cell>
          <table:table-cell table:style-name="ce5" office:value-type="float" office:value="16216">
            <text:p>16216</text:p>
          </table:table-cell>
          <table:table-cell table:number-columns-repeated="2" table:style-name="ce5" office:value-type="float" office:value="16182">
            <text:p>16182</text:p>
          </table:table-cell>
          <table:table-cell table:style-name="ce5" office:value-type="float" office:value="16145">
            <text:p>16145</text:p>
          </table:table-cell>
          <table:table-cell table:style-name="ce13" table:formula="of:=AVERAGE([.C15];[.L15])" office:value-type="float" office:value="16178.5">
            <text:p>16178,5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4" office:value-type="string">
            <text:p>Optimización -O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2">
          <table:table-cell office:value-type="string">
            <text:p>popcount1 (lenguaje C- <text:s text:c="10"/>for)</text:p>
          </table:table-cell>
          <table:table-cell office:value-type="float" office:value="89515">
            <text:p>89515</text:p>
          </table:table-cell>
          <table:table-cell table:number-columns-repeated="2" office:value-type="float" office:value="89346">
            <text:p>89346</text:p>
          </table:table-cell>
          <table:table-cell table:style-name="ce5" office:value-type="float" office:value="90841">
            <text:p>90841</text:p>
          </table:table-cell>
          <table:table-cell table:style-name="ce5" office:value-type="float" office:value="89510">
            <text:p>89510</text:p>
          </table:table-cell>
          <table:table-cell table:style-name="ce5" office:value-type="float" office:value="89469">
            <text:p>89469</text:p>
          </table:table-cell>
          <table:table-cell table:style-name="ce5" office:value-type="float" office:value="89403">
            <text:p>89403</text:p>
          </table:table-cell>
          <table:table-cell table:style-name="ce5" office:value-type="float" office:value="89542">
            <text:p>89542</text:p>
          </table:table-cell>
          <table:table-cell table:style-name="ce5" office:value-type="float" office:value="89476">
            <text:p>89476</text:p>
          </table:table-cell>
          <table:table-cell table:style-name="ce5" office:value-type="float" office:value="89426">
            <text:p>89426</text:p>
          </table:table-cell>
          <table:table-cell table:style-name="ce5" office:value-type="float" office:value="89455">
            <text:p>89455</text:p>
          </table:table-cell>
          <table:table-cell table:style-name="ce13" table:formula="of:=AVERAGE([.C18];[.L18])" office:value-type="float" office:value="89400.5">
            <text:p>89400,5</text:p>
          </table:table-cell>
        </table:table-row>
        <table:table-row table:style-name="ro2">
          <table:table-cell office:value-type="string">
            <text:p>popcount2 (lenguaje C- <text:s text:c="7"/>while)</text:p>
          </table:table-cell>
          <table:table-cell office:value-type="float" office:value="45004">
            <text:p>45004</text:p>
          </table:table-cell>
          <table:table-cell office:value-type="float" office:value="44826">
            <text:p>44826</text:p>
          </table:table-cell>
          <table:table-cell office:value-type="float" office:value="44921">
            <text:p>44921</text:p>
          </table:table-cell>
          <table:table-cell table:style-name="ce5" office:value-type="float" office:value="44912">
            <text:p>44912</text:p>
          </table:table-cell>
          <table:table-cell table:style-name="ce5" office:value-type="float" office:value="45063">
            <text:p>45063</text:p>
          </table:table-cell>
          <table:table-cell table:style-name="ce5" office:value-type="float" office:value="44876">
            <text:p>44876</text:p>
          </table:table-cell>
          <table:table-cell table:style-name="ce5" office:value-type="float" office:value="45019">
            <text:p>45019</text:p>
          </table:table-cell>
          <table:table-cell table:style-name="ce5" office:value-type="float" office:value="44869">
            <text:p>44869</text:p>
          </table:table-cell>
          <table:table-cell table:style-name="ce5" office:value-type="float" office:value="44932">
            <text:p>44932</text:p>
          </table:table-cell>
          <table:table-cell table:style-name="ce5" office:value-type="float" office:value="44895">
            <text:p>44895</text:p>
          </table:table-cell>
          <table:table-cell table:style-name="ce5" office:value-type="float" office:value="44909">
            <text:p>44909</text:p>
          </table:table-cell>
          <table:table-cell table:style-name="ce13" table:formula="of:=AVERAGE([.C19];[.L19])" office:value-type="float" office:value="44867.5">
            <text:p>44867,5</text:p>
          </table:table-cell>
        </table:table-row>
        <table:table-row table:style-name="ro2">
          <table:table-cell office:value-type="string">
            <text:p>popcount3 (leng.ASM -cuerpo while)</text:p>
          </table:table-cell>
          <table:table-cell office:value-type="float" office:value="43862">
            <text:p>43862</text:p>
          </table:table-cell>
          <table:table-cell office:value-type="float" office:value="44109">
            <text:p>44109</text:p>
          </table:table-cell>
          <table:table-cell office:value-type="float" office:value="44076">
            <text:p>44076</text:p>
          </table:table-cell>
          <table:table-cell table:style-name="ce5" office:value-type="float" office:value="44730">
            <text:p>44730</text:p>
          </table:table-cell>
          <table:table-cell table:style-name="ce5" office:value-type="float" office:value="45101">
            <text:p>45101</text:p>
          </table:table-cell>
          <table:table-cell table:style-name="ce5" office:value-type="float" office:value="44352">
            <text:p>44352</text:p>
          </table:table-cell>
          <table:table-cell table:style-name="ce5" office:value-type="float" office:value="44144">
            <text:p>44144</text:p>
          </table:table-cell>
          <table:table-cell table:style-name="ce5" office:value-type="float" office:value="44980">
            <text:p>44980</text:p>
          </table:table-cell>
          <table:table-cell table:style-name="ce5" office:value-type="float" office:value="44113">
            <text:p>44113</text:p>
          </table:table-cell>
          <table:table-cell table:style-name="ce5" office:value-type="float" office:value="44126">
            <text:p>44126</text:p>
          </table:table-cell>
          <table:table-cell table:style-name="ce5" office:value-type="float" office:value="44071">
            <text:p>44071</text:p>
          </table:table-cell>
          <table:table-cell table:style-name="ce13" table:formula="of:=AVERAGE([.C20];[.L20])" office:value-type="float" office:value="44090">
            <text:p>44090</text:p>
          </table:table-cell>
        </table:table-row>
        <table:table-row table:style-name="ro2">
          <table:table-cell office:value-type="string">
            <text:p>popcount4 (I.CS:APP 3,49-group 8b)</text:p>
          </table:table-cell>
          <table:table-cell office:value-type="float" office:value="40319">
            <text:p>40319</text:p>
          </table:table-cell>
          <table:table-cell office:value-type="float" office:value="40346">
            <text:p>40346</text:p>
          </table:table-cell>
          <table:table-cell office:value-type="float" office:value="40311">
            <text:p>40311</text:p>
          </table:table-cell>
          <table:table-cell table:style-name="ce5" office:value-type="float" office:value="40416">
            <text:p>40416</text:p>
          </table:table-cell>
          <table:table-cell table:style-name="ce5" office:value-type="float" office:value="40508">
            <text:p>40508</text:p>
          </table:table-cell>
          <table:table-cell table:style-name="ce5" office:value-type="float" office:value="40386">
            <text:p>40386</text:p>
          </table:table-cell>
          <table:table-cell table:style-name="ce5" office:value-type="float" office:value="40375">
            <text:p>40375</text:p>
          </table:table-cell>
          <table:table-cell table:style-name="ce5" office:value-type="float" office:value="40359">
            <text:p>40359</text:p>
          </table:table-cell>
          <table:table-cell table:style-name="ce5" office:value-type="float" office:value="40378">
            <text:p>40378</text:p>
          </table:table-cell>
          <table:table-cell table:number-columns-repeated="2" table:style-name="ce5" office:value-type="float" office:value="40416">
            <text:p>40416</text:p>
          </table:table-cell>
          <table:table-cell table:style-name="ce13" table:formula="of:=AVERAGE([.C21];[.L21])" office:value-type="float" office:value="40381">
            <text:p>40381</text:p>
          </table:table-cell>
        </table:table-row>
        <table:table-row table:style-name="ro2">
          <table:table-cell office:value-type="string">
            <text:p>popcount5 (asm SSE3 – pshufb 128b)</text:p>
          </table:table-cell>
          <table:table-cell office:value-type="float" office:value="4464">
            <text:p>4464</text:p>
          </table:table-cell>
          <table:table-cell office:value-type="float" office:value="4437">
            <text:p>4437</text:p>
          </table:table-cell>
          <table:table-cell office:value-type="float" office:value="4422">
            <text:p>4422</text:p>
          </table:table-cell>
          <table:table-cell table:style-name="ce5" office:value-type="float" office:value="4436">
            <text:p>4436</text:p>
          </table:table-cell>
          <table:table-cell table:style-name="ce5" office:value-type="float" office:value="4482">
            <text:p>4482</text:p>
          </table:table-cell>
          <table:table-cell table:style-name="ce5" office:value-type="float" office:value="4436">
            <text:p>4436</text:p>
          </table:table-cell>
          <table:table-cell table:style-name="ce5" office:value-type="float" office:value="4428">
            <text:p>4428</text:p>
          </table:table-cell>
          <table:table-cell table:style-name="ce5" office:value-type="float" office:value="4473">
            <text:p>4473</text:p>
          </table:table-cell>
          <table:table-cell table:style-name="ce5" office:value-type="float" office:value="4485">
            <text:p>4485</text:p>
          </table:table-cell>
          <table:table-cell table:style-name="ce5" office:value-type="float" office:value="4465">
            <text:p>4465</text:p>
          </table:table-cell>
          <table:table-cell table:style-name="ce5" office:value-type="float" office:value="4434">
            <text:p>4434</text:p>
          </table:table-cell>
          <table:table-cell table:style-name="ce13" table:formula="of:=AVERAGE([.C22];[.L22])" office:value-type="float" office:value="4435.5">
            <text:p>4435,5</text:p>
          </table:table-cell>
        </table:table-row>
        <table:table-row table:style-name="ro2">
          <table:table-cell office:value-type="string">
            <text:p>popcount6 (asm SSE4 – popcount 32b)</text:p>
          </table:table-cell>
          <table:table-cell office:value-type="float" office:value="6284">
            <text:p>6284</text:p>
          </table:table-cell>
          <table:table-cell office:value-type="float" office:value="6270">
            <text:p>6270</text:p>
          </table:table-cell>
          <table:table-cell office:value-type="float" office:value="6338">
            <text:p>6338</text:p>
          </table:table-cell>
          <table:table-cell table:style-name="ce5" office:value-type="float" office:value="6295">
            <text:p>6295</text:p>
          </table:table-cell>
          <table:table-cell table:style-name="ce5" office:value-type="float" office:value="6344">
            <text:p>6344</text:p>
          </table:table-cell>
          <table:table-cell table:style-name="ce5" office:value-type="float" office:value="6300">
            <text:p>6300</text:p>
          </table:table-cell>
          <table:table-cell table:style-name="ce5" office:value-type="float" office:value="6333">
            <text:p>6333</text:p>
          </table:table-cell>
          <table:table-cell table:style-name="ce5" office:value-type="float" office:value="6297">
            <text:p>6297</text:p>
          </table:table-cell>
          <table:table-cell table:style-name="ce5" office:value-type="float" office:value="6321">
            <text:p>6321</text:p>
          </table:table-cell>
          <table:table-cell table:style-name="ce5" office:value-type="float" office:value="6302">
            <text:p>6302</text:p>
          </table:table-cell>
          <table:table-cell table:style-name="ce5" office:value-type="float" office:value="6268">
            <text:p>6268</text:p>
          </table:table-cell>
          <table:table-cell table:style-name="ce13" table:formula="of:=AVERAGE([.C23];[.L23])" office:value-type="float" office:value="6269">
            <text:p>6269</text:p>
          </table:table-cell>
        </table:table-row>
        <table:table-row table:style-name="ro2">
          <table:table-cell office:value-type="string">
            <text:p>popcount7 (asm SSE4 – popcnt 2x32b)</text:p>
          </table:table-cell>
          <table:table-cell office:value-type="float" office:value="5583">
            <text:p>5583</text:p>
          </table:table-cell>
          <table:table-cell office:value-type="float" office:value="5593">
            <text:p>5593</text:p>
          </table:table-cell>
          <table:table-cell office:value-type="float" office:value="5549">
            <text:p>5549</text:p>
          </table:table-cell>
          <table:table-cell table:style-name="ce5" office:value-type="float" office:value="5646">
            <text:p>5646</text:p>
          </table:table-cell>
          <table:table-cell table:style-name="ce5" office:value-type="float" office:value="5553">
            <text:p>5553</text:p>
          </table:table-cell>
          <table:table-cell table:style-name="ce5" office:value-type="float" office:value="5598">
            <text:p>5598</text:p>
          </table:table-cell>
          <table:table-cell table:style-name="ce5" office:value-type="float" office:value="5556">
            <text:p>5556</text:p>
          </table:table-cell>
          <table:table-cell table:style-name="ce5" office:value-type="float" office:value="5590">
            <text:p>5590</text:p>
          </table:table-cell>
          <table:table-cell table:style-name="ce5" office:value-type="float" office:value="5540">
            <text:p>5540</text:p>
          </table:table-cell>
          <table:table-cell table:style-name="ce5" office:value-type="float" office:value="5590">
            <text:p>5590</text:p>
          </table:table-cell>
          <table:table-cell table:style-name="ce5" office:value-type="float" office:value="5622">
            <text:p>5622</text:p>
          </table:table-cell>
          <table:table-cell table:style-name="ce13" table:formula="of:=AVERAGE([.C24];[.L24])" office:value-type="float" office:value="5607.5">
            <text:p>5607,5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4" office:value-type="string">
            <text:p>Optimización -O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2">
          <table:table-cell office:value-type="string">
            <text:p>popcount1 (lenguaje C- <text:s text:c="10"/>for)</text:p>
          </table:table-cell>
          <table:table-cell office:value-type="float" office:value="88656">
            <text:p>88656</text:p>
          </table:table-cell>
          <table:table-cell office:value-type="float" office:value="88349">
            <text:p>88349</text:p>
          </table:table-cell>
          <table:table-cell office:value-type="float" office:value="87820">
            <text:p>87820</text:p>
          </table:table-cell>
          <table:table-cell table:style-name="ce5" office:value-type="float" office:value="87859">
            <text:p>87859</text:p>
          </table:table-cell>
          <table:table-cell table:style-name="ce5" office:value-type="float" office:value="87797">
            <text:p>87797</text:p>
          </table:table-cell>
          <table:table-cell table:style-name="ce5" office:value-type="float" office:value="87839">
            <text:p>87839</text:p>
          </table:table-cell>
          <table:table-cell table:style-name="ce5" office:value-type="float" office:value="87827">
            <text:p>87827</text:p>
          </table:table-cell>
          <table:table-cell table:style-name="ce5" office:value-type="float" office:value="87807">
            <text:p>87807</text:p>
          </table:table-cell>
          <table:table-cell table:style-name="ce5" office:value-type="float" office:value="87805">
            <text:p>87805</text:p>
          </table:table-cell>
          <table:table-cell table:style-name="ce5" office:value-type="float" office:value="87905">
            <text:p>87905</text:p>
          </table:table-cell>
          <table:table-cell table:style-name="ce5" office:value-type="float" office:value="87768">
            <text:p>87768</text:p>
          </table:table-cell>
          <table:table-cell table:style-name="ce13" table:formula="of:=AVERAGE([.C27];[.L27])" office:value-type="float" office:value="88058.5">
            <text:p>88058,5</text:p>
          </table:table-cell>
        </table:table-row>
        <table:table-row table:style-name="ro2">
          <table:table-cell office:value-type="string">
            <text:p>popcount2 (lenguaje C- <text:s text:c="7"/>while)</text:p>
          </table:table-cell>
          <table:table-cell office:value-type="float" office:value="38716">
            <text:p>38716</text:p>
          </table:table-cell>
          <table:table-cell office:value-type="float" office:value="38572">
            <text:p>38572</text:p>
          </table:table-cell>
          <table:table-cell office:value-type="float" office:value="38541">
            <text:p>38541</text:p>
          </table:table-cell>
          <table:table-cell table:style-name="ce5" office:value-type="float" office:value="38574">
            <text:p>38574</text:p>
          </table:table-cell>
          <table:table-cell table:style-name="ce5" office:value-type="float" office:value="38589">
            <text:p>38589</text:p>
          </table:table-cell>
          <table:table-cell table:style-name="ce5" office:value-type="float" office:value="38541">
            <text:p>38541</text:p>
          </table:table-cell>
          <table:table-cell table:style-name="ce5" office:value-type="float" office:value="38553">
            <text:p>38553</text:p>
          </table:table-cell>
          <table:table-cell table:style-name="ce5" office:value-type="float" office:value="38582">
            <text:p>38582</text:p>
          </table:table-cell>
          <table:table-cell table:style-name="ce5" office:value-type="float" office:value="38552">
            <text:p>38552</text:p>
          </table:table-cell>
          <table:table-cell table:style-name="ce5" office:value-type="float" office:value="38574">
            <text:p>38574</text:p>
          </table:table-cell>
          <table:table-cell table:style-name="ce5" office:value-type="float" office:value="38592">
            <text:p>38592</text:p>
          </table:table-cell>
          <table:table-cell table:style-name="ce13" table:formula="of:=AVERAGE([.C28];[.L28])" office:value-type="float" office:value="38582">
            <text:p>38582</text:p>
          </table:table-cell>
        </table:table-row>
        <table:table-row table:style-name="ro2">
          <table:table-cell office:value-type="string">
            <text:p>popcount3 (leng.ASM -cuerpo while)</text:p>
          </table:table-cell>
          <table:table-cell office:value-type="float" office:value="44264">
            <text:p>44264</text:p>
          </table:table-cell>
          <table:table-cell office:value-type="float" office:value="43981">
            <text:p>43981</text:p>
          </table:table-cell>
          <table:table-cell office:value-type="float" office:value="44520">
            <text:p>44520</text:p>
          </table:table-cell>
          <table:table-cell table:style-name="ce5" office:value-type="float" office:value="43540">
            <text:p>43540</text:p>
          </table:table-cell>
          <table:table-cell table:style-name="ce5" office:value-type="float" office:value="44038">
            <text:p>44038</text:p>
          </table:table-cell>
          <table:table-cell table:style-name="ce5" office:value-type="float" office:value="43767">
            <text:p>43767</text:p>
          </table:table-cell>
          <table:table-cell table:style-name="ce5" office:value-type="float" office:value="43770">
            <text:p>43770</text:p>
          </table:table-cell>
          <table:table-cell table:style-name="ce5" office:value-type="float" office:value="43766">
            <text:p>43766</text:p>
          </table:table-cell>
          <table:table-cell table:style-name="ce5" office:value-type="float" office:value="43790">
            <text:p>43790</text:p>
          </table:table-cell>
          <table:table-cell table:style-name="ce5" office:value-type="float" office:value="43985">
            <text:p>43985</text:p>
          </table:table-cell>
          <table:table-cell table:style-name="ce5" office:value-type="float" office:value="43862">
            <text:p>43862</text:p>
          </table:table-cell>
          <table:table-cell table:style-name="ce13" table:formula="of:=AVERAGE([.C29];[.L29])" office:value-type="float" office:value="43921.5">
            <text:p>43921,5</text:p>
          </table:table-cell>
        </table:table-row>
        <table:table-row table:style-name="ro2">
          <table:table-cell office:value-type="string">
            <text:p>popcount4 (I.CS:APP 3,49-group 8b)</text:p>
          </table:table-cell>
          <table:table-cell office:value-type="float" office:value="39585">
            <text:p>39585</text:p>
          </table:table-cell>
          <table:table-cell office:value-type="float" office:value="39571">
            <text:p>39571</text:p>
          </table:table-cell>
          <table:table-cell office:value-type="float" office:value="39528">
            <text:p>39528</text:p>
          </table:table-cell>
          <table:table-cell table:style-name="ce5" office:value-type="float" office:value="39529">
            <text:p>39529</text:p>
          </table:table-cell>
          <table:table-cell table:style-name="ce5" office:value-type="float" office:value="39682">
            <text:p>39682</text:p>
          </table:table-cell>
          <table:table-cell table:style-name="ce5" office:value-type="float" office:value="39517">
            <text:p>39517</text:p>
          </table:table-cell>
          <table:table-cell table:style-name="ce5" office:value-type="float" office:value="39616">
            <text:p>39616</text:p>
          </table:table-cell>
          <table:table-cell table:style-name="ce5" office:value-type="float" office:value="39592">
            <text:p>39592</text:p>
          </table:table-cell>
          <table:table-cell table:style-name="ce5" office:value-type="float" office:value="39540">
            <text:p>39540</text:p>
          </table:table-cell>
          <table:table-cell table:style-name="ce5" office:value-type="float" office:value="39532">
            <text:p>39532</text:p>
          </table:table-cell>
          <table:table-cell table:style-name="ce5" office:value-type="float" office:value="39546">
            <text:p>39546</text:p>
          </table:table-cell>
          <table:table-cell table:style-name="ce13" table:formula="of:=AVERAGE([.C30];[.L30])" office:value-type="float" office:value="39558.5">
            <text:p>39558,5</text:p>
          </table:table-cell>
        </table:table-row>
        <table:table-row table:style-name="ro2">
          <table:table-cell office:value-type="string">
            <text:p>popcount5 (asm SSE3 – pshufb 128b)</text:p>
          </table:table-cell>
          <table:table-cell office:value-type="float" office:value="4451">
            <text:p>4451</text:p>
          </table:table-cell>
          <table:table-cell office:value-type="float" office:value="4433">
            <text:p>4433</text:p>
          </table:table-cell>
          <table:table-cell office:value-type="float" office:value="4484">
            <text:p>4484</text:p>
          </table:table-cell>
          <table:table-cell table:style-name="ce5" office:value-type="float" office:value="4430">
            <text:p>4430</text:p>
          </table:table-cell>
          <table:table-cell table:style-name="ce5" office:value-type="float" office:value="4439">
            <text:p>4439</text:p>
          </table:table-cell>
          <table:table-cell table:style-name="ce5" office:value-type="float" office:value="4459">
            <text:p>4459</text:p>
          </table:table-cell>
          <table:table-cell table:style-name="ce5" office:value-type="float" office:value="4438">
            <text:p>4438</text:p>
          </table:table-cell>
          <table:table-cell table:style-name="ce5" office:value-type="float" office:value="4437">
            <text:p>4437</text:p>
          </table:table-cell>
          <table:table-cell table:style-name="ce5" office:value-type="float" office:value="4466">
            <text:p>4466</text:p>
          </table:table-cell>
          <table:table-cell table:style-name="ce5" office:value-type="float" office:value="4426">
            <text:p>4426</text:p>
          </table:table-cell>
          <table:table-cell table:style-name="ce5" office:value-type="float" office:value="4435">
            <text:p>4435</text:p>
          </table:table-cell>
          <table:table-cell table:style-name="ce13" table:formula="of:=AVERAGE([.C31];[.L31])" office:value-type="float" office:value="4434">
            <text:p>4434</text:p>
          </table:table-cell>
        </table:table-row>
        <table:table-row table:style-name="ro2">
          <table:table-cell office:value-type="string">
            <text:p>popcount6 (asm SSE4 – popcount 32b)</text:p>
          </table:table-cell>
          <table:table-cell office:value-type="float" office:value="6309">
            <text:p>6309</text:p>
          </table:table-cell>
          <table:table-cell office:value-type="float" office:value="6273">
            <text:p>6273</text:p>
          </table:table-cell>
          <table:table-cell office:value-type="float" office:value="6302">
            <text:p>6302</text:p>
          </table:table-cell>
          <table:table-cell table:style-name="ce5" office:value-type="float" office:value="6306">
            <text:p>6306</text:p>
          </table:table-cell>
          <table:table-cell table:style-name="ce5" office:value-type="float" office:value="6328">
            <text:p>6328</text:p>
          </table:table-cell>
          <table:table-cell table:style-name="ce5" office:value-type="float" office:value="6279">
            <text:p>6279</text:p>
          </table:table-cell>
          <table:table-cell table:style-name="ce5" office:value-type="float" office:value="6313">
            <text:p>6313</text:p>
          </table:table-cell>
          <table:table-cell table:style-name="ce5" office:value-type="float" office:value="6273">
            <text:p>6273</text:p>
          </table:table-cell>
          <table:table-cell table:style-name="ce5" office:value-type="float" office:value="6281">
            <text:p>6281</text:p>
          </table:table-cell>
          <table:table-cell table:style-name="ce5" office:value-type="float" office:value="6311">
            <text:p>6311</text:p>
          </table:table-cell>
          <table:table-cell table:style-name="ce5" office:value-type="float" office:value="6272">
            <text:p>6272</text:p>
          </table:table-cell>
          <table:table-cell table:style-name="ce13" table:formula="of:=AVERAGE([.C32];[.L32])" office:value-type="float" office:value="6272.5">
            <text:p>6272,5</text:p>
          </table:table-cell>
        </table:table-row>
        <table:table-row table:style-name="ro2">
          <table:table-cell office:value-type="string">
            <text:p>popcount7 (asm SSE4 – popcnt 2x32b)</text:p>
          </table:table-cell>
          <table:table-cell office:value-type="float" office:value="5549">
            <text:p>5549</text:p>
          </table:table-cell>
          <table:table-cell office:value-type="float" office:value="5585">
            <text:p>5585</text:p>
          </table:table-cell>
          <table:table-cell office:value-type="float" office:value="5557">
            <text:p>5557</text:p>
          </table:table-cell>
          <table:table-cell table:style-name="ce5" office:value-type="float" office:value="5550">
            <text:p>5550</text:p>
          </table:table-cell>
          <table:table-cell table:style-name="ce5" office:value-type="float" office:value="5530">
            <text:p>5530</text:p>
          </table:table-cell>
          <table:table-cell table:style-name="ce5" office:value-type="float" office:value="5575">
            <text:p>5575</text:p>
          </table:table-cell>
          <table:table-cell table:style-name="ce5" office:value-type="float" office:value="5552">
            <text:p>5552</text:p>
          </table:table-cell>
          <table:table-cell table:style-name="ce5" office:value-type="float" office:value="5589">
            <text:p>5589</text:p>
            <draw:frame table:end-cell-address="Hoja1.M46" table:end-x="2.192cm" table:end-y="0.188cm" draw:z-index="1" draw:style-name="gr1" draw:text-style-name="P1" svg:width="9.794cm" svg:height="5.352cm" svg:x="1.43cm" svg:y="0.383cm">
              <draw:object draw:notify-on-update-of-ranges="Hoja1.B35:Hoja1.D35 Hoja1.A42:Hoja1.A42 Hoja1.B42:Hoja1.D42 Hoja1.A41:Hoja1.A41 Hoja1.B41:Hoja1.D41 Hoja1.A40:Hoja1.A40 Hoja1.B40:Hoja1.D40 Hoja1.A39:Hoja1.A39 Hoja1.B39:Hoja1.D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" office:value-type="float" office:value="5576">
            <text:p>5576</text:p>
          </table:table-cell>
          <table:table-cell table:style-name="ce5" office:value-type="float" office:value="5564">
            <text:p>5564</text:p>
          </table:table-cell>
          <table:table-cell table:style-name="ce5" office:value-type="float" office:value="5587">
            <text:p>5587</text:p>
          </table:table-cell>
          <table:table-cell table:style-name="ce13" table:formula="of:=AVERAGE([.C33];[.L33])" office:value-type="float" office:value="5586">
            <text:p>5586</text:p>
          </table:table-cell>
        </table:table-row>
        <table:table-row table:style-name="ro1">
          <table:table-cell table:style-name="Default" table:number-columns-repeated="4"/>
          <table:table-cell>
            <draw:frame table:end-cell-address="Hoja1.I46" table:end-x="1.265cm" table:end-y="0.267cm" draw:z-index="0" draw:style-name="gr1" draw:text-style-name="P1" svg:width="10.194cm" svg:height="5.147cm" svg:x="0.104cm" svg:y="0.223cm">
              <draw:object draw:notify-on-update-of-ranges="Hoja1.B35:Hoja1.D35 Hoja1.A42:Hoja1.A42 Hoja1.B42:Hoja1.D42 Hoja1.A41:Hoja1.A41 Hoja1.B41:Hoja1.D41 Hoja1.A40:Hoja1.A40 Hoja1.B40:Hoja1.D40 Hoja1.A39:Hoja1.A39 Hoja1.B39:Hoja1.D39 Hoja1.A38:Hoja1.A38 Hoja1.B38:Hoja1.D38 Hoja1.A37:Hoja1.A37 Hoja1.B37:Hoja1.D37 Hoja1.A36:Hoja1.A36 Hoja1.B36:Hoja1.D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6" office:value-type="string">
            <text:p>POPCOUNT </text:p>
          </table:table-cell>
          <table:table-cell table:style-name="ce6" office:value-type="string">
            <text:p>O0</text:p>
          </table:table-cell>
          <table:table-cell table:style-name="ce6" office:value-type="string">
            <text:p>O1</text:p>
          </table:table-cell>
          <table:table-cell table:style-name="ce6" office:value-type="string">
            <text:p>O2</text:p>
          </table:table-cell>
          <table:table-cell table:number-columns-repeated="9"/>
        </table:table-row>
        <table:table-row table:style-name="ro1">
          <table:table-cell table:style-name="ce7" office:value-type="string">
            <text:p>popcount1 </text:p>
          </table:table-cell>
          <table:table-cell table:style-name="ce7" table:formula="of:=[.M9]" office:value-type="float" office:value="395140.5">
            <text:p>395140,5</text:p>
          </table:table-cell>
          <table:table-cell table:style-name="ce7" table:formula="of:=[.M18]" office:value-type="float" office:value="89400.5">
            <text:p>89400,5</text:p>
          </table:table-cell>
          <table:table-cell table:style-name="ce7" table:formula="of:=[.M27]" office:value-type="float" office:value="88058.5">
            <text:p>88058,5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2</text:p>
          </table:table-cell>
          <table:table-cell table:style-name="ce8" table:formula="of:=[.M10]" office:value-type="float" office:value="218562.5">
            <text:p>218562,5</text:p>
          </table:table-cell>
          <table:table-cell table:style-name="ce8" table:formula="of:=[.M19]" office:value-type="float" office:value="44867.5">
            <text:p>44867,5</text:p>
          </table:table-cell>
          <table:table-cell table:style-name="ce8" table:formula="of:=[.M28]" office:value-type="float" office:value="38582">
            <text:p>38582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3</text:p>
          </table:table-cell>
          <table:table-cell table:style-name="ce8" table:formula="of:=[.M11]" office:value-type="float" office:value="50921">
            <text:p>50921</text:p>
          </table:table-cell>
          <table:table-cell table:style-name="ce8" table:formula="of:=[.M20]" office:value-type="float" office:value="44090">
            <text:p>44090</text:p>
          </table:table-cell>
          <table:table-cell table:style-name="ce8" table:formula="of:=[.M29]" office:value-type="float" office:value="43921.5">
            <text:p>43921,5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4</text:p>
          </table:table-cell>
          <table:table-cell table:style-name="ce8" table:formula="of:=[.M12]" office:value-type="float" office:value="129584.5">
            <text:p>129584,5</text:p>
          </table:table-cell>
          <table:table-cell table:style-name="ce8" table:formula="of:=[.M21]" office:value-type="float" office:value="40381">
            <text:p>40381</text:p>
          </table:table-cell>
          <table:table-cell table:style-name="ce8" table:formula="of:=[.M30]" office:value-type="float" office:value="39558.5">
            <text:p>39558,5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5</text:p>
          </table:table-cell>
          <table:table-cell table:style-name="ce8" table:formula="of:=[.M13]" office:value-type="float" office:value="7734">
            <text:p>7734</text:p>
          </table:table-cell>
          <table:table-cell table:style-name="ce8" table:formula="of:=[.M22]" office:value-type="float" office:value="4435.5">
            <text:p>4435,5</text:p>
          </table:table-cell>
          <table:table-cell table:style-name="ce8" table:formula="of:=[.M31]" office:value-type="float" office:value="4434">
            <text:p>4434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6</text:p>
          </table:table-cell>
          <table:table-cell table:style-name="ce8" table:formula="of:=[.M14]" office:value-type="float" office:value="21878.5">
            <text:p>21878,5</text:p>
          </table:table-cell>
          <table:table-cell table:style-name="ce8" table:formula="of:=[.M23]" office:value-type="float" office:value="6269">
            <text:p>6269</text:p>
          </table:table-cell>
          <table:table-cell table:style-name="ce8" table:formula="of:=[.M32]" office:value-type="float" office:value="6272.5">
            <text:p>6272,5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7</text:p>
          </table:table-cell>
          <table:table-cell table:style-name="ce8" table:formula="of:=[.M15]" office:value-type="float" office:value="16178.5">
            <text:p>16178,5</text:p>
          </table:table-cell>
          <table:table-cell table:style-name="ce8" table:formula="of:=[.M24]" office:value-type="float" office:value="5607.5">
            <text:p>5607,5</text:p>
          </table:table-cell>
          <table:table-cell table:style-name="ce8" table:formula="of:=[.M33]" office:value-type="float" office:value="5586">
            <text:p>5586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0"/>
          <table:table-cell table:style-name="Default"/>
          <table:table-cell table:number-columns-repeated="9"/>
        </table:table-row>
        <table:table-row table:style-name="ro1" table:number-rows-repeated="8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0"/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24/11/2015</text:date>, <text:time>21:39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garcia</meta:initial-creator>
    <meta:creation-date>2015-11-17T19:24:53</meta:creation-date>
    <dc:date>2015-11-24T21:39:44</dc:date>
    <dc:creator>jesus garcia</dc:creator>
    <meta:editing-duration>PT1H3M14S</meta:editing-duration>
    <meta:editing-cycles>7</meta:editing-cycles>
    <meta:generator>OpenOffice/4.1.1$Unix OpenOffice.org_project/411m6$Build-9775</meta:generator>
    <meta:document-statistic meta:table-count="3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95cm" svg:height="5.148cm" xlink:href=".." xlink:type="simple" chart:class="chart:bar" chart:row-mapping="6 5 4 3 2 1 0" chart:style-name="ch1">
        <chart:legend chart:legend-position="end" svg:x="7.747cm" svg:y="0.781cm" style:legend-expansion="high" chart:style-name="ch2"/>
        <chart:plot-area chart:style-name="ch3" table:cell-range-address="Hoja1.B35:Hoja1.D36 Hoja1.A37:Hoja1.D42 Hoja1.A36:Hoja1.A36" chart:data-source-has-labels="both" svg:x="0.224cm" svg:y="0.487cm" svg:width="8.039cm" svg:height="4.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87cm" svg:y="0.448cm" svg:width="5.062cm" svg:height="3.7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2:Hoja1.D42" chart:label-cell-address="Hoja1.A42:Hoja1.A42" chart:class="chart:bar">
            <chart:data-point chart:repeated="3"/>
          </chart:series>
          <chart:series chart:style-name="ch8" chart:values-cell-range-address="Hoja1.B41:Hoja1.D41" chart:label-cell-address="Hoja1.A41:Hoja1.A41" chart:class="chart:bar">
            <chart:data-point chart:repeated="3"/>
          </chart:series>
          <chart:series chart:style-name="ch9" chart:values-cell-range-address="Hoja1.B40:Hoja1.D40" chart:label-cell-address="Hoja1.A40:Hoja1.A40" chart:class="chart:bar">
            <chart:data-point chart:repeated="3"/>
          </chart:series>
          <chart:series chart:style-name="ch10" chart:values-cell-range-address="Hoja1.B39:Hoja1.D39" chart:label-cell-address="Hoja1.A39:Hoja1.A39" chart:class="chart:bar">
            <chart:data-point chart:repeated="3"/>
          </chart:series>
          <chart:series chart:style-name="ch11" chart:values-cell-range-address="Hoja1.B38:Hoja1.D38" chart:label-cell-address="Hoja1.A38:Hoja1.A38" chart:class="chart:bar">
            <chart:data-point chart:repeated="3"/>
          </chart:series>
          <chart:series chart:style-name="ch12" chart:values-cell-range-address="Hoja1.B37:Hoja1.D37" chart:label-cell-address="Hoja1.A37:Hoja1.A37" chart:class="chart:bar">
            <chart:data-point chart:repeated="3"/>
          </chart:series>
          <chart:series chart:style-name="ch13" chart:values-cell-range-address="Hoja1.B36:Hoja1.D36" chart:label-cell-address="Hoja1.A36:Hoja1.A3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6178.5">
                <text:p>16178.5</text:p>
                <draw:g>
                  <svg:desc>Hoja1.B42:Hoja1.D42</svg:desc>
                </draw:g>
              </table:table-cell>
              <table:table-cell office:value-type="float" office:value="5607.5">
                <text:p>5607.5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21878.5">
                <text:p>21878.5</text:p>
                <draw:g>
                  <svg:desc>Hoja1.B41:Hoja1.D41</svg:desc>
                </draw:g>
              </table:table-cell>
              <table:table-cell office:value-type="float" office:value="6269">
                <text:p>6269</text:p>
              </table:table-cell>
              <table:table-cell office:value-type="float" office:value="6272.5">
                <text:p>6272.5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7734">
                <text:p>7734</text:p>
                <draw:g>
                  <svg:desc>Hoja1.B40:Hoja1.D40</svg:desc>
                </draw:g>
              </table:table-cell>
              <table:table-cell office:value-type="float" office:value="4435.5">
                <text:p>4435.5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129584.5">
                <text:p>129584.5</text:p>
                <draw:g>
                  <svg:desc>Hoja1.B39:Hoja1.D39</svg:desc>
                </draw:g>
              </table:table-cell>
              <table:table-cell office:value-type="float" office:value="40381">
                <text:p>40381</text:p>
              </table:table-cell>
              <table:table-cell office:value-type="float" office:value="39558.5">
                <text:p>39558.5</text:p>
              </table:table-cell>
            </table:table-row>
            <table:table-row>
              <table:table-cell office:value-type="string">
                <text:p>popcount3</text:p>
                <draw:g>
                  <svg:desc>Hoja1.A38:Hoja1.A38</svg:desc>
                </draw:g>
              </table:table-cell>
              <table:table-cell office:value-type="float" office:value="50921">
                <text:p>50921</text:p>
                <draw:g>
                  <svg:desc>Hoja1.B38:Hoja1.D38</svg:desc>
                </draw:g>
              </table:table-cell>
              <table:table-cell office:value-type="float" office:value="44090">
                <text:p>44090</text:p>
              </table:table-cell>
              <table:table-cell office:value-type="float" office:value="43921.5">
                <text:p>43921.5</text:p>
              </table:table-cell>
            </table:table-row>
            <table:table-row>
              <table:table-cell office:value-type="string">
                <text:p>popcount2</text:p>
                <draw:g>
                  <svg:desc>Hoja1.A37:Hoja1.A37</svg:desc>
                </draw:g>
              </table:table-cell>
              <table:table-cell office:value-type="float" office:value="218562.5">
                <text:p>218562.5</text:p>
                <draw:g>
                  <svg:desc>Hoja1.B37:Hoja1.D37</svg:desc>
                </draw:g>
              </table:table-cell>
              <table:table-cell office:value-type="float" office:value="44867.5">
                <text:p>44867.5</text:p>
              </table:table-cell>
              <table:table-cell office:value-type="float" office:value="38582">
                <text:p>38582</text:p>
              </table:table-cell>
            </table:table-row>
            <table:table-row>
              <table:table-cell office:value-type="string">
                <text:p>popcount1 </text:p>
                <draw:g>
                  <svg:desc>Hoja1.A36:Hoja1.A36</svg:desc>
                </draw:g>
              </table:table-cell>
              <table:table-cell office:value-type="float" office:value="395140.5">
                <text:p>395140.5</text:p>
                <draw:g>
                  <svg:desc>Hoja1.B36:Hoja1.D36</svg:desc>
                </draw:g>
              </table:table-cell>
              <table:table-cell office:value-type="float" office:value="89400.5">
                <text:p>89400.5</text:p>
              </table:table-cell>
              <table:table-cell office:value-type="float" office:value="88058.5">
                <text:p>8805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95cm" svg:height="5.353cm" xlink:href=".." xlink:type="simple" chart:class="chart:bar" chart:row-mapping="3 2 1 0" chart:style-name="ch1">
        <chart:legend chart:legend-position="end" svg:x="7.452cm" svg:y="1.63cm" style:legend-expansion="high" chart:style-name="ch2"/>
        <chart:plot-area chart:style-name="ch3" table:cell-range-address="Hoja1.B35:Hoja1.D35 Hoja1.A39:Hoja1.D42" chart:data-source-has-labels="both" svg:x="0.645cm" svg:y="0.456cm" svg:width="6.417cm" svg:height="4.3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07cm" svg:y="0.473cm" svg:width="3.522cm" svg:height="3.6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2:Hoja1.D42" chart:label-cell-address="Hoja1.A42:Hoja1.A42" chart:class="chart:bar">
            <chart:data-point chart:repeated="3"/>
          </chart:series>
          <chart:series chart:style-name="ch8" chart:values-cell-range-address="Hoja1.B41:Hoja1.D41" chart:label-cell-address="Hoja1.A41:Hoja1.A41" chart:class="chart:bar">
            <chart:data-point chart:repeated="3"/>
          </chart:series>
          <chart:series chart:style-name="ch9" chart:values-cell-range-address="Hoja1.B40:Hoja1.D40" chart:label-cell-address="Hoja1.A40:Hoja1.A40" chart:class="chart:bar">
            <chart:data-point chart:repeated="3"/>
          </chart:series>
          <chart:series chart:style-name="ch10" chart:values-cell-range-address="Hoja1.B39:Hoja1.D39" chart:label-cell-address="Hoja1.A39:Hoja1.A3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6178.5">
                <text:p>16178.5</text:p>
                <draw:g>
                  <svg:desc>Hoja1.B42:Hoja1.D42</svg:desc>
                </draw:g>
              </table:table-cell>
              <table:table-cell office:value-type="float" office:value="5607.5">
                <text:p>5607.5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21878.5">
                <text:p>21878.5</text:p>
                <draw:g>
                  <svg:desc>Hoja1.B41:Hoja1.D41</svg:desc>
                </draw:g>
              </table:table-cell>
              <table:table-cell office:value-type="float" office:value="6269">
                <text:p>6269</text:p>
              </table:table-cell>
              <table:table-cell office:value-type="float" office:value="6272.5">
                <text:p>6272.5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7734">
                <text:p>7734</text:p>
                <draw:g>
                  <svg:desc>Hoja1.B40:Hoja1.D40</svg:desc>
                </draw:g>
              </table:table-cell>
              <table:table-cell office:value-type="float" office:value="4435.5">
                <text:p>4435.5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129584.5">
                <text:p>129584.5</text:p>
                <draw:g>
                  <svg:desc>Hoja1.B39:Hoja1.D39</svg:desc>
                </draw:g>
              </table:table-cell>
              <table:table-cell office:value-type="float" office:value="40381">
                <text:p>40381</text:p>
              </table:table-cell>
              <table:table-cell office:value-type="float" office:value="39558.5">
                <text:p>3955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